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style:style style:name="T2" style:parent-style-name="Domyślnaczcionkaakapitu" style:family="text">
      <style:text-properties style:font-name="Segoe UI Emoji" style:font-name-asian="Segoe UI Emoji" style:font-name-complex="Segoe UI Emoji"/>
    </style:style>
  </office:automatic-styles>
  <office:body>
    <office:text text:use-soft-page-breaks="true">
      <text:p text:style-name="P1">Jest to z grubsza stelaż samej prezentacji gdybyście chcieli coś dodawać zmieniać modyfikować to tylko zwrócić uwagę na spójność jeżeli będzie to w pobliżu zmiany osoby<text:s/><text:span text:style-name="T2">😊</text:span></text:p>
      <text:p text:style-name="Normalny">DOMINIKA</text:p>
      <text:p text:style-name="Normalny">Slajd 1</text:p>
      <text:p text:style-name="Normalny">Witam<text:s/>nazywamy<text:s/>się chubs chubs i<text:s/>zajęliśmy się temat Na ratunek ptakom które są zagrożone wyginięciem na podstawie ogólno światowej czerwonej listy zwierząt opracowywanej przez Międzynarodowy Związek Ochrony Natury (International Union for Conservation of Nature’s)</text:p>
      <text:p text:style-name="Normalny">Slajd 2</text:p>
      <text:p text:style-name="Normalny">Celem biznesowym projektu jest zwiększenie ułatwianie pozyskiwania informacji o statusie zagrożenia gatunków ptaków, jak również wykorzystanie do zbierania informacji o zagrożonych gatunkach. W dobie cyfryzacji nie tylko naukowcy muszą zbierać informacje.</text:p>
      <text:p text:style-name="Normalny">Slajd 3</text:p>
      <text:p text:style-name="Normalny">Przedstawienie Etapów.</text:p>
      <text:p text:style-name="Normalny">Slajd 4</text:p>
      <text:p text:style-name="Normalny">Nasze dane pochodzą z udostępnionego zestawu danych na Kaggle. Charatlreyzuje się wysoką jakością, unikatowymi zdjęciami. Przyczym są to bardzo dopracowane zdjęcia gdyż na zdjęciu jest głownie jeden ptak zajmujący aż 50% kadru zdjęcia. Żadne ze zdjęci nie było modyfikowana i przedstawia zwierzę różnych sytuacjach.</text:p>
      <text:p text:style-name="Normalny">Dodatkowo dane o statusie zostały pobrane ze strony Międzynarodowego Związku Ochrony Natury (International Union for Conservation of Nature’s). I wszelkie informacje pobrane z ich strony są zastrzeżone prawnie i wymagają przynajmniej informacji o ich pochodzeniu.</text:p>
      <text:p text:style-name="Normalny">ASIA</text:p>
      <text:p text:style-name="Normalny">Slajd 5</text:p>
      <text:p text:style-name="Normalny">Odnosząc się do wysokiej jakość danych mamy na myśli fakt że zdjęcia zostały już podzielone do odpowiadających gatunków z podziałem na 3 nie zbędne zbiory. Zdjęcia są kolorowe a wymiar nie wymaga dodatkowej pracy. Również liczba zdjęci świadczy o dobrej jakości danych. Coś co można uznać za wadę czyli że aż 80% zdjęci to samce. Nie powinno mieć wpływu na poprawność identyfikacji gdyż to samce reprezentują większą różnorodność cech rozpoznawalnych i przydatnych do identyfikacji gatunku.</text:p>
      <text:p text:style-name="Normalny">Slajd 6<text:s/></text:p>
      <text:p text:style-name="Normalny">Liczba i różnorodność gatunków odbija się w ilości cech jakie przedstawiają,które gdybyśmy zaczeli przypisywać do statusu mogło by się okazać że ten sam zestaw cech przypisalibyśmy do dwóch różnych statusów czyli np. Nasz żuraw zwyczajny którego populacja nie jest zagrożona a Żuraw koroniasty który należy do gatunków zagrożonych. Dlatego model musiał rozpoznawać wszystkie gatunki zebrane w zbiorze danych.</text:p>
      <text:p text:style-name="Normalny">Slajd 7</text:p>
      <text:p text:style-name="Normalny">Aby przygotować model do rozpoznawania różnie wykonanych zdjęci dodatkowe zdjęcia były lekko zmieniane w czasie szkolenia modelu.</text:p>
      <text:p text:style-name="Normalny"/>
      <text:p text:style-name="Normalny"/>
      <text:p text:style-name="Normalny">Slajd 8<text:s/></text:p>
      <text:p text:style-name="Normalny">Następnie trzeba było przejść od ogóły gotowego rozwiązania jednej z dostępnych sieci w bibliotece Keras<text:s/>do sytuacji w której nasze rozwiązanie będzie rozpoznawała konkretne gatunki ptaków.</text:p>
      <text:p text:style-name="Normalny">MARCIN</text:p>
      <text:p text:style-name="Normalny">Slajd 9</text:p>
      <text:p text:style-name="Normalny">W tym celu wykorzystaliśmy gotową sieć o nazwie EfficientNetB0</text:p>
      <text:p text:style-name="Normalny">Aby dopasować do naszego zbioru dodaliśmy dwie warstwy którym ograniczyliśmy przekazywanie informacji miedzy sobą aby mieć czasu na nauczenie modelu. Na koniec trzeba było zredukować liczbę możliwych wyników i dopasować do interesującego nas zakresu 525 gatunków.</text:p>
      <text:p text:style-name="Normalny">Slajd 10</text:p>
      <text:p text:style-name="Normalny">Udało nam się na tą chwile zrealizować cel poprzez stworzenie zalążka aplikacji webowej która wykorzystując przekazane zdjęcie od użytkownika przekaże informacje zwrotną o nazwie gatunku, jego statusie zagrożenia wyginięciem oraz prawdopodobieństwo prawidłowego oznaczenia gatunku.</text:p>
      <text:p text:style-name="Normalny">Slajd 11<text:s/></text:p>
      <text:p text:style-name="Normalny">Taki udało nam się uzyskać efekt końcowy. Zademonstruje jak wygląda jej działania na moim laptopie.</text:p>
      <text:p text:style-name="Normalny"/>
      <text:p text:style-name="Normalny">Samo rozwiązanie na tą chwile kasuje zdjęcie tuż po sprawdzeniu i przekazaniu<text:s/>informacji. Przyjmuje<text:s/>tylko dwa warianty kolorystyczne zielony dla nie zagrożonych i czerwony dla pozostałych<text:s/>3 statusów zagrożenia dla populacji danego Ptaka.<text:s/></text:p>
      <text:p text:style-name="Normalny"/>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Tekstprzypisukońcowego" style:display-name="Tekst przypisu końcowego" style:family="paragraph" style:parent-style-name="Normalny">
      <style:paragraph-properties fo:margin-bottom="0in" fo:line-height="100%"/>
      <style:text-properties fo:font-size="10pt" style:font-size-asian="10pt" style:font-size-complex="10pt" fo:hyphenate="false"/>
    </style:style>
    <style:style style:name="TekstprzypisukońcowegoZnak" style:display-name="Tekst przypisu końcowego Znak" style:family="text" style:parent-style-name="Domyślnaczcionkaakapitu">
      <style:text-properties fo:font-size="10pt" style:font-size-asian="10pt" style:font-size-complex="10pt"/>
    </style:style>
    <style:style style:name="Odwołanieprzypisukońcowego" style:display-name="Odwołanie przypisu końcowego" style:family="text" style:parent-style-name="Domyślnaczcionkaakapitu">
      <style:text-properties style:text-position="super 63.6%"/>
    </style:style>
    <text:notes-configuration text:note-class="footnote"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in Sidoruk</meta:initial-creator>
    <dc:creator>Marcin Sidoruk</dc:creator>
    <meta:creation-date>2023-06-23T11:14:00Z</meta:creation-date>
    <dc:date>2023-06-23T22:22:00Z</dc:date>
    <meta:print-date>2023-06-23T21:43:00Z</meta:print-date>
    <meta:template xlink:href="Normal" xlink:type="simple"/>
    <meta:editing-cycles>1</meta:editing-cycles>
    <meta:editing-duration>PT35940S</meta:editing-duration>
    <meta:document-statistic meta:page-count="2" meta:paragraph-count="7" meta:word-count="512" meta:character-count="3578" meta:row-count="25" meta:non-whitespace-character-count="3073"/>
  </office:meta>
</office:document-meta>
</file>